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rsid="0015703f" officeooo:paragraph-rsid="0015703f"/>
    </style:style>
    <style:style style:name="P3" style:family="paragraph" style:parent-style-name="Text_20_body">
      <style:text-properties fo:color="#3465a4" fo:font-size="40pt" fo:font-weight="bold" officeooo:rsid="00148c89" officeooo:paragraph-rsid="00148c89" style:font-size-asian="40pt" style:font-weight-asian="bold" style:font-size-complex="40pt" style:font-weight-complex="bold"/>
    </style:style>
    <style:style style:name="P4" style:family="paragraph" style:parent-style-name="Text_20_body">
      <style:text-properties fo:color="#3465a4" fo:font-size="16pt" fo:font-weight="bold" officeooo:rsid="00148c89" officeooo:paragraph-rsid="00148c89" style:font-size-asian="16pt" style:font-weight-asian="bold" style:font-size-complex="16pt" style:font-weight-complex="bold"/>
    </style:style>
    <style:style style:name="P5" style:family="paragraph" style:parent-style-name="Text_20_body">
      <style:text-properties fo:color="#5983b0" fo:font-size="40pt" officeooo:rsid="00148c89" officeooo:paragraph-rsid="00148c89" style:font-size-asian="40pt" style:font-size-complex="40pt"/>
    </style:style>
    <style:style style:name="P6" style:family="paragraph" style:parent-style-name="Text_20_body">
      <style:text-properties fo:color="#5983b0" fo:font-size="16pt" officeooo:rsid="00148c89" officeooo:paragraph-rsid="00148c89" style:font-size-asian="16pt" style:font-size-complex="16pt"/>
    </style:style>
    <style:style style:name="P7" style:family="paragraph" style:parent-style-name="Text_20_body">
      <style:text-properties fo:color="#666666" officeooo:rsid="0015703f" officeooo:paragraph-rsid="0015703f"/>
    </style:style>
    <style:style style:name="P8" style:family="paragraph" style:parent-style-name="Text_20_body" style:list-style-name="L1">
      <style:text-properties fo:color="#666666" officeooo:rsid="0015703f" officeooo:paragraph-rsid="0015703f"/>
    </style:style>
    <style:style style:name="P9" style:family="paragraph" style:parent-style-name="Text_20_body">
      <style:text-properties fo:color="#666666" officeooo:rsid="001741c8" officeooo:paragraph-rsid="001741c8"/>
    </style:style>
    <style:style style:name="P10" style:family="paragraph" style:parent-style-name="Title">
      <style:text-properties fo:color="#3465a4" fo:font-size="40pt" fo:font-weight="bold" officeooo:rsid="00148c89" officeooo:paragraph-rsid="00148c89" style:font-size-asian="40pt" style:font-weight-asian="bold" style:font-size-complex="40pt" style:font-weight-complex="bold"/>
    </style:style>
    <style:style style:name="P11" style:family="paragraph" style:parent-style-name="Title">
      <style:text-properties fo:color="#5983b0" fo:font-size="40pt" fo:font-weight="bold" officeooo:rsid="00148c89" officeooo:paragraph-rsid="00148c89" style:font-size-asian="40pt" style:font-weight-asian="bold" style:font-size-complex="40pt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puter Graphics</text:p>
      <text:p text:style-name="P3"/>
      <text:p text:style-name="P11">OpenGL Assignment Report</text:p>
      <text:p text:style-name="P5"/>
      <text:p text:style-name="P5"/>
      <text:p text:style-name="P5"/>
      <text:p text:style-name="P5"/>
      <text:p text:style-name="P5"/>
      <text:p text:style-name="P4">Submission:</text:p>
      <text:p text:style-name="P6">16<text:span text:style-name="T1">th</text:span> October 2021</text:p>
      <text:p text:style-name="P6"/>
      <text:p text:style-name="P4">Prepared by:</text:p>
      <text:p text:style-name="P6">Lakshan Martin</text:p>
      <text:p text:style-name="P6">13983521</text:p>
      <text:h text:style-name="P1" text:outline-level="1">Project Theme</text:h>
      <text:p text:style-name="P7"/>
      <text:p text:style-name="P7"/>
      <text:h text:style-name="P2" text:outline-level="1">Objects Created</text:h>
      <text:h text:style-name="Heading_20_2" text:outline-level="2">Basketball Ring</text:h>
      <text:p text:style-name="P7">The basketball ring consists of the following components:</text:p>
      <text:list xml:id="list3979238350" text:style-name="L1">
        <text:list-item>
          <text:p text:style-name="P8">Base pole</text:p>
          <text:list>
            <text:list-item>
              <text:p text:style-name="P8">Vertical</text:p>
            </text:list-item>
            <text:list-item>
              <text:p text:style-name="P8">Horizontal</text:p>
            </text:list-item>
          </text:list>
        </text:list-item>
        <text:list-item>
          <text:p text:style-name="P8">Backboard</text:p>
          <text:list>
            <text:list-item>
              <text:p text:style-name="P8">Back plate </text:p>
            </text:list-item>
            <text:list-item>
              <text:p text:style-name="P8">Top, bottom, left and right plate</text:p>
            </text:list-item>
          </text:list>
        </text:list-item>
        <text:list-item>
          <text:p text:style-name="P8">Ring</text:p>
          <text:list>
            <text:list-item>
              <text:p text:style-name="P8">Five sub-components</text:p>
            </text:list-item>
          </text:list>
        </text:list-item>
      </text:list>
      <text:p text:style-name="P9">In total, 13 separate box objects were used to create the basketball ring. The transformations used were a variety of translations and scaling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666666" officeooo:rsid="0015703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5983b0" fo:font-size="130%" fo:font-weight="bold" officeooo:rsid="0015703f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729fcf" fo:font-size="115%" fo:font-weight="bold" officeooo:rsid="0015703f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5:04:21.345688233</meta:creation-date>
    <dc:date>2021-10-16T15:28:19.221378124</dc:date>
    <meta:editing-duration>PT3M27S</meta:editing-duration>
    <meta:editing-cycles>1</meta:editing-cycles>
    <meta:document-statistic meta:table-count="0" meta:image-count="0" meta:object-count="0" meta:page-count="2" meta:paragraph-count="20" meta:word-count="75" meta:character-count="457" meta:non-whitespace-character-count="409"/>
    <meta:generator>LibreOffice/6.4.7.2$Linux_X86_64 LibreOffice_project/40$Build-2</meta:generator>
  </office:meta>
</office:document-meta>
</file>